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ad4" officeooo:paragraph-rsid="000f3ad4"/>
    </style:style>
    <style:style style:name="P2" style:family="paragraph" style:parent-style-name="Standard">
      <style:text-properties officeooo:paragraph-rsid="000f3ad4"/>
    </style:style>
    <style:style style:name="P3" style:family="paragraph" style:parent-style-name="Standard">
      <style:text-properties officeooo:rsid="00109e69" officeooo:paragraph-rsid="00109e69"/>
    </style:style>
    <style:style style:name="P4" style:family="paragraph" style:parent-style-name="Standard">
      <style:text-properties officeooo:rsid="000f3ad4" officeooo:paragraph-rsid="00109e69"/>
    </style:style>
    <style:style style:name="T1" style:family="text">
      <style:text-properties officeooo:rsid="00109e69"/>
    </style:style>
    <style:style style:name="T2" style:family="text">
      <style:text-properties officeooo:rsid="000f3ad4"/>
    </style:style>
    <style:style style:name="T3" style:family="text">
      <style:text-properties officeooo:rsid="0011d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cing:</text:p>
      <text:p text:style-name="P1">-Board and Assembly:~$<text:span text:style-name="T1">29</text:span></text:p>
      <text:p text:style-name="P1">-Board parts, assuming %20 markup: $<text:span text:style-name="T1">84</text:span></text:p>
      <text:p text:style-name="P1">-Shipping: May be free, otherwise $24.15</text:p>
      <text:p text:style-name="P1">-Taxes: 10% standard Illinois: $<text:span text:style-name="T1">13.8</text:span></text:p>
      <text:p text:style-name="P2"><text:span text:style-name="T2">-Worst Case Total: $</text:span>151.8<text:span text:style-name="T3">0</text:span></text:p>
      <text:p text:style-name="P2"/>
      <text:p text:style-name="P3">Sources of variability:<text:line-break/>Part pricing<text:line-break/>Shipping-(may be free)</text:p>
      <text:p text:style-name="P3"/>
      <text:p text:style-name="P4">Time: <text:line-break/>-Design: To be done by Sunday (Assign tasks Tuesday, combine on Saturday, cleanup by Sunday)</text:p>
      <text:p text:style-name="P4"><text:line-break/>-In-House review: To be done on next Tuesday, going over pin selection and modifications compared to next board, justifying and explaining design choices. <text:span text:style-name="T1">Order to be placed then or Saturday</text:span>.</text:p>
      <text:p text:style-name="P1">-Assembler Review: <text:span text:style-name="T1">1-2 days https://www.pcbway.com/helpcenter/checkingorders/How_long_it_will_take_for_order_review.html<text:line-break/>-Board Production/Assembly: ~2-4 weeks</text:span></text:p>
      <text:p text:style-name="P3">-Shipping: ~1 week</text:p>
      <text:p text:style-name="P3"/>
      <text:p text:style-name="P3">Timing on our end: Done by <text:span text:style-name="T3">11</text:span>/18/2025</text:p>
      <text:p text:style-name="P3">Timing on their end: Expect soon before New Year.</text:p>
      <text:p text:style-name="P3"/>
      <text:p text:style-name="P3">Sources of variabilit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homas Folan</meta:initial-creator>
    <meta:creation-date>2025-11-11T18:38:55.835073557</meta:creation-date>
    <dc:date>2025-11-11T21:36:51.500713877</dc:date>
    <dc:creator>Thomas Folan</dc:creator>
    <meta:editing-duration>PT1H34M54S</meta:editing-duration>
    <meta:editing-cycles>1</meta:editing-cycles>
    <meta:document-statistic meta:table-count="0" meta:image-count="0" meta:object-count="0" meta:page-count="1" meta:paragraph-count="14" meta:word-count="110" meta:character-count="807" meta:non-whitespace-character-count="709"/>
    <meta:generator>LibreOffice/25.8.2.2$Linux_X86_64 LibreOffice_project/580$Build-2</meta:generator>
  </office:meta>
</office:document-meta>
</file>